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e255c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e255c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e255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e255c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normal" officeooo:paragraph-rsid="000e255c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255c" style:font-weight-asian="normal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e255c"/>
    </style:style>
    <style:style style:name="T3" style:family="text">
      <style:text-properties fo:language="uk" fo:country="UA" officeooo:rsid="00146e04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46e04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officeooo:rsid="000e255c"/>
    </style:style>
    <style:style style:name="T8" style:family="text">
      <style:text-properties officeooo:rsid="00146e04"/>
    </style:style>
    <style:style style:name="T9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3</text:span><text:span text:style-name="T2">1</text:span><text:span text:style-name="T7">.03.22 2-Бклас Заярнюк С.А. </text:span><text:span text:style-name="T3">Фізична</text:span><text:span text:style-name="T8"> культура </text:span><text:span text:style-name="T5">Вправи для профілактики плоскостопості. Вправи з великим м’ячем.</text:span></text:p>
      <text:p text:style-name="P2"><text:span text:style-name="T4">Хід уроку</text:span></text:p>
      <text:p text:style-name="P4"/>
      <text:p text:style-name="P3"><text:span text:style-name="T4">-<text:tab/>Діти, <text:s/>якщо ви хочете бути здоровими і сильними, то вам потрібно займатися фізичними вправами щодня.</text:span></text:p>
      <text:p text:style-name="P3"><text:span text:style-name="T4">-<text:tab/>Зараз у нас дистанційне навчання. І я вам пропоную </text:span></text:p>
      <text:p text:style-name="P3"><text:span text:style-name="T4">виконати комплекс фізичних <text:s/>вправ для дітей за посиланнями:</text:span></text:p>
      <text:p text:style-name="P4"/>
      <text:p text:style-name="P3"><text:span text:style-name="T6">1) Вправи для профілактики плоскостопості.</text:span></text:p>
      <text:p text:style-name="P3"><text:span text:style-name="T4">Різновиди ходьби для корекції та профілактики плоскостопості. <text:s/>Актуальна розминка, у період карантину, <text:s/>коли всі школярі вимушені годинами сидіти за комп'ютером. <text:s/></text:span></text:p>
      <text:p text:style-name="P3"><text:span text:style-name="T4">Загалом цей комплекс вправ позитивно впливає майже на усі групи м'язів.</text:span></text:p>
      <text:p text:style-name="P1"><text:span text:style-name="T4">корекції плоскостопості.</text:span></text:p>
      <text:p text:style-name="P1"><text:span text:style-name="T4"/></text:p>
      <text:p text:style-name="P3"><text:a xlink:type="simple" xlink:href="https://www.youtube.com/watch?v=Wd_X_m7mqbQ&amp;t=5s" text:style-name="Internet_20_link" text:visited-style-name="Visited_20_Internet_20_Link"><text:span text:style-name="Internet_20_link"><text:span text:style-name="T4">https://www.youtube.com/watch?v=Wd_X_m7mqbQ&amp;t=5s</text:span></text:span></text:a></text:p>
      <text:p text:style-name="P4"><text:span text:style-name="T4"/></text:p>
      <text:p text:style-name="P6"><text:span text:style-name="T4">2) Вправи з великим м'ячем.</text:span></text:p>
      <text:p text:style-name="P5">Зроби зарядку разом з братиком чи сестричкою.</text:p>
      <text:p text:style-name="P5"/>
      <text:p text:style-name="P3"><text:a xlink:type="simple" xlink:href="https://youtu.be/vEWIhq0J-6w" text:style-name="Internet_20_link" text:visited-style-name="Visited_20_Internet_20_Link"><text:span text:style-name="Internet_20_link"><text:span text:style-name="T4">https://youtu.be/vEWIhq0J-6w</text:span></text:span></text:a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4T09:04:04.265000000</meta:creation-date>
    <dc:date>2022-03-24T09:06:12.378000000</dc:date>
    <meta:editing-duration>PT2M9S</meta:editing-duration>
    <meta:editing-cycles>1</meta:editing-cycles>
    <meta:document-statistic meta:table-count="0" meta:image-count="0" meta:object-count="0" meta:page-count="1" meta:paragraph-count="13" meta:word-count="102" meta:character-count="782" meta:non-whitespace-character-count="686"/>
    <meta:generator>LibreOffice/6.3.4.2$Windows_X86_64 LibreOffice_project/60da17e045e08f1793c57c00ba83cdfce946d0aa</meta:generator>
  </office:meta>
</office:document-meta>
</file>